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svg:stroke-color="#3465af" draw:marker-start="" draw:marker-start-center="false" draw:marker-end="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draw:shadow="hidden" dr3d:vertical-segments="56" dr3d:close-front="true" dr3d:close-back="true"/>
    </style:style>
    <style:style style:name="gr4" style:family="graphic" style:parent-style-name="standard">
      <style:graphic-properties draw:stroke="none" svg:stroke-width="0cm" draw:marker-start-width="0cm" draw:marker-end-width="0cm" draw:fill="solid" draw:fill-color="#3465af" draw:shadow="hidden" dr3d:vertical-segments="56" dr3d:close-front="true" dr3d:close-back="tru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3cm" svg:x="12.3cm" svg:y="18.4cm">
          <text:p/>
          <draw:enhanced-geometry svg:viewBox="0 0 21600 21600" draw:glue-points="10800 0 3163 3163 0 10800 3163 18437 10800 21600 18437 18437 21600 10800 18437 3163" draw:text-areas="3163 3163 18437 18437" draw:extrusion="true" draw:type="ellipse" draw:enhanced-path="U 10800 10800 10800 10800 0 360 Z N"/>
        </draw:custom-shape>
        <draw:custom-shape draw:style-name="gr1" draw:text-style-name="P1" draw:layer="layout" svg:width="0.3cm" svg:height="0.3cm" svg:x="11.5cm" svg:y="18.4cm">
          <text:p/>
          <draw:enhanced-geometry svg:viewBox="0 0 21600 21600" draw:glue-points="10800 0 3163 3163 0 10800 3163 18437 10800 21600 18437 18437 21600 10800 18437 3163" draw:text-areas="3163 3163 18437 18437" draw:extrusion="true" draw:type="ellipse" draw:enhanced-path="U 10800 10800 10800 10800 0 360 Z N"/>
        </draw:custom-shape>
        <dr3d:scene draw:style-name="gr2" svg:width="0.5cm" svg:height="0.5cm" svg:x="12.7cm" svg:y="20cm" dr3d:transform="matrix (1 0 0 0 0.939692620785931 0.342020143325607 0 -0.342020143325607 0.939692620785931 0cm 16.4920753411035cm 6.00262452543606cm)" dr3d:vrp="(0 0 2319.14285714286)" dr3d:vpn="(0 0 1717.14285714286)" dr3d:projection="perspective" dr3d:distance="0.6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17701 301 301" svg:d="m210-17412 7-4 6-3 7-4 6-4 6-5 6-5 6-5 5-5 5-6 5-6 5-6 4-7 4-6 3-7 3-7 3-7 2-7 2-8 2-7 1-7 1-8 1-8v-7-8l-1-7-1-8-1-8-2-7-2-7-3-7-3-7-3-7-4-7-4-7-4-6-4-6-5-6-5-6-6-5-6-5-6-5-6-4-6-4-7-4-7-3-7-4-7-2-7-3-7-2-8-1-7-2h-8l-7-1h-8l2 150zm-210 12zm301-301z"/>
          <dr3d:rotate draw:style-name="gr4" draw:layer="layout" svg:viewBox="0 -17701 301 301" svg:d="m210-17412 7-4 6-3 7-4 6-4 6-5 6-5 6-5 5-5 5-6 5-6 5-6 4-7 4-6 3-7 3-7 3-7 2-7 2-8 2-7 1-7 1-8 1-8v-7-8l-1-7-1-8-1-8-2-7-2-7-3-7-3-7-3-7-4-7-4-7-4-6-4-6-5-6-5-6-6-5-6-5-6-5-6-4-6-4-7-4-7-3-7-4-7-2-7-3-7-2-8-1-7-2h-8l-7-1h-8l2 150zzz"/>
        </dr3d:scene>
        <dr3d:scene draw:style-name="gr2" svg:width="0.5cm" svg:height="0.5cm" svg:x="12.5cm" svg:y="20.1cm" dr3d:transform="matrix (1 0 0 0 0.939692620785931 0.342020143325607 0 -0.342020143325607 0.939692620785931 0cm 16.4920753411035cm 6.00262452543606cm)" dr3d:vrp="(0 0 2319.14285714286)" dr3d:vpn="(0 0 1717.14285714286)" dr3d:projection="perspective" dr3d:distance="0.6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17701 301 301" svg:d="m210-17412 7-4 6-3 7-4 6-4 6-5 6-5 6-5 5-5 5-6 5-6 5-6 4-7 4-6 3-7 3-7 3-7 2-7 2-8 2-7 1-7 1-8 1-8v-7-8l-1-7-1-8-1-8-2-7-2-7-3-7-3-7-3-7-4-7-4-7-4-6-4-6-5-6-5-6-6-5-6-5-6-5-6-4-6-4-7-4-7-3-7-4-7-2-7-3-7-2-8-1-7-2h-8l-7-1h-8l2 150zm-210 12zm301-301z"/>
          <dr3d:rotate draw:style-name="gr4" draw:layer="layout" svg:viewBox="0 -17701 301 301" svg:d="m210-17412 7-4 6-3 7-4 6-4 6-5 6-5 6-5 5-5 5-6 5-6 5-6 4-7 4-6 3-7 3-7 3-7 2-7 2-8 2-7 1-7 1-8 1-8v-7-8l-1-7-1-8-1-8-2-7-2-7-3-7-3-7-3-7-4-7-4-7-4-6-4-6-5-6-5-6-6-5-6-5-6-5-6-4-6-4-7-4-7-3-7-4-7-2-7-3-7-2-8-1-7-2h-8l-7-1h-8l2 150zzz"/>
        </dr3d:scene>
        <dr3d:scene draw:style-name="gr2" svg:width="0.5cm" svg:height="0.5cm" svg:x="11.6cm" svg:y="20.1cm" dr3d:transform="matrix (1 0 0 0 0.939692620785931 0.342020143325607 0 -0.342020143325607 0.939692620785931 0cm 16.4920753411035cm 6.00262452543606cm)" dr3d:vrp="(0 0 2319.14285714286)" dr3d:vpn="(0 0 1717.14285714286)" dr3d:projection="perspective" dr3d:distance="0.6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17701 301 301" svg:d="m210-17412 7-4 6-3 7-4 6-4 6-5 6-5 6-5 5-5 5-6 5-6 5-6 4-7 4-6 3-7 3-7 3-7 2-7 2-8 2-7 1-7 1-8 1-8v-7-8l-1-7-1-8-1-8-2-7-2-7-3-7-3-7-3-7-4-7-4-7-4-6-4-6-5-6-5-6-6-5-6-5-6-5-6-4-6-4-7-4-7-3-7-4-7-2-7-3-7-2-8-1-7-2h-8l-7-1h-8l2 150zm-210 12zm301-301z"/>
          <dr3d:rotate draw:style-name="gr4" draw:layer="layout" svg:viewBox="0 -17701 301 301" svg:d="m210-17412 7-4 6-3 7-4 6-4 6-5 6-5 6-5 5-5 5-6 5-6 5-6 4-7 4-6 3-7 3-7 3-7 2-7 2-8 2-7 1-7 1-8 1-8v-7-8l-1-7-1-8-1-8-2-7-2-7-3-7-3-7-3-7-4-7-4-7-4-6-4-6-5-6-5-6-6-5-6-5-6-5-6-4-6-4-7-4-7-3-7-4-7-2-7-3-7-2-8-1-7-2h-8l-7-1h-8l2 150zzz"/>
        </dr3d:scene>
        <draw:custom-shape draw:style-name="gr1" draw:text-style-name="P1" draw:layer="layout" svg:width="1.9cm" svg:height="0.3cm" svg:x="11.2cm" svg:y="22.1cm">
          <text:p/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1.4cm" svg:height="1cm" svg:x="11.6cm" svg:y="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5" draw:text-style-name="P1" draw:layer="layout" svg:width="0.899cm" svg:height="0.999cm" svg:x="12.3cm" svg:y="21cm" svg:viewBox="0 0 900 1000" draw:points="900,800 700,1000 0,0">
          <text:p/>
        </draw:polygon>
        <draw:custom-shape draw:style-name="gr1" draw:text-style-name="P1" draw:layer="layout" svg:width="1.4cm" svg:height="1cm" svg:x="11.6cm" svg:y="19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5" draw:text-style-name="P1" draw:layer="layout" svg:width="0.899cm" svg:height="0.999cm" svg:x="12.3cm" svg:y="19.3cm" svg:viewBox="0 0 900 1000" draw:points="900,800 700,1000 0,0">
          <text:p/>
        </draw:polygon>
        <draw:custom-shape draw:style-name="gr1" draw:text-style-name="P1" draw:layer="layout" svg:width="1.4cm" svg:height="1cm" svg:x="11.5cm" svg:y="17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5" draw:text-style-name="P1" draw:layer="layout" svg:width="0.899cm" svg:height="0.999cm" svg:x="12.2cm" svg:y="17.4cm" svg:viewBox="0 0 900 1000" draw:points="900,800 700,1000 0,0">
          <text:p/>
        </draw:polygon>
        <draw:custom-shape draw:style-name="gr1" draw:text-style-name="P1" draw:layer="layout" svg:width="1.7cm" svg:height="0.9cm" svg:x="7.2cm" svg:y="19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cristia</meta:initial-creator>
    <meta:creation-date>2014-01-21T15:00:52.723310705</meta:creation-date>
    <dc:date>2014-01-21T15:32:30.271734887</dc:date>
    <dc:creator>martin cristia</dc:creator>
    <meta:editing-duration>PT16M14S</meta:editing-duration>
    <meta:editing-cycles>2</meta:editing-cycles>
    <meta:generator>LibreOffice/4.1.3.2$Linux_X86_64 LibreOffice_project/410m0$Build-2</meta:generator>
    <meta:document-statistic meta:object-count="19"/>
  </office:meta>
</office:document-meta>
</file>